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The Children of the Jewish Foster Home &amp; Orphan <text:tab/><text:tab/><text:tab/><text:tab/><text:tab/><text:tab/><text:tab/>Asylum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2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<text:soft-page-break/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OFFICE OF THE SUPERINTENDENT./</text:p>
      <text:p text:style-name="P2">The Jewish Foster Home &amp; Orphan Asylum/</text:p>
      <text:p text:style-name="P2">Of Philadelphia./</text:p>
      <text:p text:style-name="P4">Germantown, March 22, 1891./</text:p>
      <text:p text:style-name="P3">Dear Mr. Morais,/</text:p>
      <text:p text:style-name="P3"><text:tab/>This afternoon Mr. Fleischman/ read to all the children the articles in/ the Ledger and in the Sunday Times/ about your fortieth aniversary[sic!] as a/ Rabbi in Phila. <text:s/>He asked us to write to/ you, which we are glad to do so We/ congratulate you and hope you will/ be the Minister of your congregation/ for many yeras. <text:s/>Mr. Flieshman[sic!] also/ read from our Golden Book how you/ asked God's blessing at the first Foster/ Home meeting almost 39 years ago and/ how during all these many years you have/ loved the children of the Home" So/ we want to thank you for all this/ wishing you good health, much happi-/ness and a merry Purim./</text:p>
      <text:p text:style-name="P3"><text:soft-page-break/><text:tab/>Your loving friend,/</text:p>
      <text:p text:style-name="P3"><text:tab/>The Children of the Home./</text:p>
      <text:p text:style-name="P3">over/</text:p>
      <text:p text:style-name="P3"/>
      <text:p text:style-name="P3">[Page 2]</text:p>
      <text:p text:style-name="P3">Jessie Lepcofker for the girls,/ Louis Newman for the boys./ <text:s/>We will have a Purim entertainment/ Tuesday and would be very glad if/ you could come ou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17:52.37</meta:creation-date>
    <meta:document-statistic meta:table-count="0" meta:image-count="0" meta:object-count="0" meta:page-count="3" meta:paragraph-count="72" meta:word-count="347" meta:character-count="2304"/>
    <dc:date>2011-11-23T12:26:11.53</dc:date>
    <dc:creator>Penn Libraries</dc:creator>
    <meta:editing-duration>PT00H08M19S</meta:editing-duration>
    <meta:editing-cycles>1</meta:editing-cycles>
    <meta:generator>OpenOffice.org/3.2$Win32 OpenOffice.org_project/320m12$Build-9483</meta:generator>
  </office:meta>
</office:document-meta>
</file>